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1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39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230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67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2421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1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1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1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3"/>
          <table:table-cell table:style-name="ce1"/>
          <table:table-cell table:number-columns-repeated="22"/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table:style-name="ce1"/>
          <table:table-cell table:number-columns-repeated="22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18">
          <table:table-cell table:number-columns-repeated="35"/>
        </table:table-row>
        <table:table-row table:style-name="ro1"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14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16T14:53:18</dc:date>
    <dc:creator>Jericho </dc:creator>
    <meta:editing-duration>PT17H50M10S</meta:editing-duration>
    <meta:editing-cycles>34</meta:editing-cycles>
    <meta:document-statistic meta:table-count="1" meta:cell-count="934" meta:object-count="0"/>
  </office:meta>
</office:document-meta>
</file>